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oxima-nova" svg:font-family="proxima-nova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officeooo:paragraph-rsid="0009dc77" fo:hyphenate="true" fo:hyphenation-remain-char-count="2" fo:hyphenation-push-char-count="2"/>
    </style:style>
    <style:style style:name="P2" style:family="paragraph" style:parent-style-name="Standard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style:font-size-asian="10pt" style:font-weight-asian="bold" style:font-name-complex="Arial1" style:font-size-complex="10pt" fo:hyphenate="true" fo:hyphenation-remain-char-count="2" fo:hyphenation-push-char-count="2"/>
    </style:style>
    <style:style style:name="P3" style:family="paragraph" style:parent-style-name="Standard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officeooo:paragraph-rsid="0009dc77" style:font-size-asian="10pt" style:font-weight-asian="bold" style:font-name-complex="Arial1" style:font-size-complex="10pt" fo:hyphenate="true" fo:hyphenation-remain-char-count="2" fo:hyphenation-push-char-count="2"/>
    </style:style>
    <style:style style:name="P4" style:family="paragraph" style:parent-style-name="Standard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officeooo:paragraph-rsid="001aee67" style:font-size-asian="10pt" style:font-weight-asian="bold" style:font-name-complex="Arial1" style:font-size-complex="10pt" fo:hyphenate="true" fo:hyphenation-remain-char-count="2" fo:hyphenation-push-char-count="2"/>
    </style:style>
    <style:style style:name="P5" style:family="paragraph" style:parent-style-name="Standard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officeooo:paragraph-rsid="001ff4bb" style:font-size-asian="10pt" style:font-weight-asian="bold" style:font-name-complex="Arial1" style:font-size-complex="10pt" fo:hyphenate="true" fo:hyphenation-remain-char-count="2" fo:hyphenation-push-char-count="2"/>
    </style:style>
    <style:style style:name="P6" style:family="paragraph" style:parent-style-name="Standard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officeooo:paragraph-rsid="002384d2" fo:hyphenate="true" fo:hyphenation-remain-char-count="2" fo:hyphenation-push-char-count="2"/>
    </style:style>
    <style:style style:name="P7" style:family="paragraph" style:parent-style-name="Standard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normal" officeooo:rsid="0008ef07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8" style:family="paragraph" style:parent-style-name="Standard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normal" officeooo:rsid="000fdfd3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9" style:family="paragraph" style:parent-style-name="Standard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normal" officeooo:rsid="000fdfd3" officeooo:paragraph-rsid="000fdfd3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10" style:family="paragraph" style:parent-style-name="Standard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normal" officeooo:rsid="001316c8" officeooo:paragraph-rsid="001316c8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11" style:family="paragraph" style:parent-style-name="Standard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normal" officeooo:rsid="001316c8" officeooo:paragraph-rsid="0017469f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12" style:family="paragraph" style:parent-style-name="Standard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normal" officeooo:rsid="0016d739" officeooo:paragraph-rsid="001ff4bb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13" style:family="paragraph" style:parent-style-name="Standard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normal" officeooo:rsid="0015676c" officeooo:paragraph-rsid="001ff4bb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14" style:family="paragraph" style:parent-style-name="List_20_Paragraph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style:font-size-asian="10pt" style:font-name-complex="Arial1" style:font-size-complex="10pt" fo:hyphenate="true" fo:hyphenation-remain-char-count="2" fo:hyphenation-push-char-count="2"/>
    </style:style>
    <style:style style:name="P15" style:family="paragraph" style:parent-style-name="List_20_Paragraph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style:font-size-asian="10pt" style:font-weight-asian="bold" style:font-name-complex="Arial1" style:font-size-complex="10pt" fo:hyphenate="true" fo:hyphenation-remain-char-count="2" fo:hyphenation-push-char-count="2"/>
    </style:style>
    <style:style style:name="P16" style:family="paragraph" style:parent-style-name="Standard">
      <style:paragraph-properties fo:margin-left="0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style:font-size-asian="10pt" style:font-weight-asian="bold" style:font-name-complex="Arial1" style:font-size-complex="10pt" fo:hyphenate="true" fo:hyphenation-remain-char-count="2" fo:hyphenation-push-char-count="2"/>
    </style:style>
    <style:style style:name="P17" style:family="paragraph" style:parent-style-name="List_20_Paragraph">
      <style:paragraph-properties fo:margin-left="-0.2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style:font-size-asian="10pt" style:font-weight-asian="bold" style:font-name-complex="Arial1" style:font-size-complex="10pt" fo:hyphenate="true" fo:hyphenation-remain-char-count="2" fo:hyphenation-push-char-count="2"/>
    </style:style>
    <style:style style:name="P18" style:family="paragraph" style:parent-style-name="Standard">
      <style:paragraph-properties fo:margin-left="-0.5in" fo:margin-right="-0.5in" fo:margin-top="0in" fo:margin-bottom="0in" loext:contextual-spacing="true" fo:line-height="100%" fo:text-align="center" style:justify-single-word="false" fo:orphans="0" fo:widows="0" fo:hyphenation-ladder-count="no-limit" fo:text-indent="0in" style:auto-text-indent="false"/>
      <style:text-properties style:font-name="Cambria" fo:font-size="10pt" officeooo:rsid="00258b33" officeooo:paragraph-rsid="002864cf" style:font-size-asian="10pt" style:font-name-complex="Arial1" style:font-size-complex="10pt" fo:hyphenate="true" fo:hyphenation-remain-char-count="2" fo:hyphenation-push-char-count="2"/>
    </style:style>
    <style:style style:name="P19" style:family="paragraph" style:parent-style-name="Standard">
      <style:paragraph-properties fo:margin-left="-0.5in" fo:margin-right="-0.5in" fo:margin-top="0in" fo:margin-bottom="0in" loext:contextual-spacing="true" fo:line-height="100%" fo:text-align="center" style:justify-single-word="false" fo:orphans="0" fo:widows="0" fo:hyphenation-ladder-count="no-limit" fo:text-indent="0in" style:auto-text-indent="false"/>
      <style:text-properties style:font-name="Cambria" fo:font-size="10pt" officeooo:paragraph-rsid="002864cf" style:font-size-asian="10pt" style:font-name-complex="Arial1" style:font-size-complex="10pt" fo:hyphenate="true" fo:hyphenation-remain-char-count="2" fo:hyphenation-push-char-count="2"/>
    </style:style>
    <style:style style:name="P20" style:family="paragraph" style:parent-style-name="Standard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style:font-size-asian="10pt" style:font-name-complex="Arial1" style:font-size-complex="10pt" fo:hyphenate="true" fo:hyphenation-remain-char-count="2" fo:hyphenation-push-char-count="2"/>
    </style:style>
    <style:style style:name="P21" style:family="paragraph" style:parent-style-name="Standard">
      <style:paragraph-properties fo:margin-left="-0.5in" fo:margin-right="-0.5in" fo:margin-top="0in" fo:margin-bottom="0in" loext:contextual-spacing="true" fo:line-height="100%" fo:text-align="center" style:justify-single-word="false" fo:orphans="0" fo:widows="0" fo:hyphenation-ladder-count="no-limit" fo:text-indent="0in" style:auto-text-indent="false"/>
      <style:text-properties style:font-name="Cambria" fo:font-size="10pt" officeooo:paragraph-rsid="002864cf" style:font-size-asian="10pt" style:font-size-complex="10pt" fo:hyphenate="true" fo:hyphenation-remain-char-count="2" fo:hyphenation-push-char-count="2"/>
    </style:style>
    <style:style style:name="P22" style:family="paragraph" style:parent-style-name="Standard">
      <style:paragraph-properties fo:margin-left="-0.5in" fo:margin-right="-0.5in" fo:margin-top="0in" fo:margin-bottom="0in" loext:contextual-spacing="true" fo:line-height="100%" fo:text-align="center" style:justify-single-word="false" fo:orphans="0" fo:widows="0" fo:hyphenation-ladder-count="no-limit" fo:text-indent="0in" style:auto-text-indent="false"/>
      <style:text-properties style:font-name="Cambria" fo:font-size="10pt" officeooo:rsid="001a6966" officeooo:paragraph-rsid="002864cf" style:font-size-asian="10pt" style:font-size-complex="10pt" fo:hyphenate="true" fo:hyphenation-remain-char-count="2" fo:hyphenation-push-char-count="2"/>
    </style:style>
    <style:style style:name="P23" style:family="paragraph" style:parent-style-name="Standard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officeooo:paragraph-rsid="002bc454" style:font-size-asian="10pt" style:font-weight-asian="bold" style:font-name-complex="Arial1" style:font-size-complex="10pt" fo:hyphenate="true" fo:hyphenation-remain-char-count="2" fo:hyphenation-push-char-count="2"/>
    </style:style>
    <style:style style:name="P24" style:family="paragraph" style:parent-style-name="Standard">
      <style:paragraph-properties fo:margin-left="-0.5in" fo:margin-right="-0.5in" fo:margin-top="0in" fo:margin-bottom="0in" loext:contextual-spacing="true" fo:line-height="100%" fo:text-align="center" style:justify-single-word="false" fo:orphans="0" fo:widows="0" fo:hyphenation-ladder-count="no-limit" fo:text-indent="0in" style:auto-text-indent="false"/>
      <style:text-properties officeooo:paragraph-rsid="002864cf" fo:hyphenate="true" fo:hyphenation-remain-char-count="2" fo:hyphenation-push-char-count="2"/>
    </style:style>
    <style:style style:name="P25" style:family="paragraph" style:parent-style-name="Standard" style:master-page-name="Standard">
      <style:paragraph-properties fo:margin-left="-0.5in" fo:margin-right="-0.5in" fo:margin-top="0in" fo:margin-bottom="0in" loext:contextual-spacing="true" fo:line-height="100%" fo:text-align="center" style:justify-single-word="false" fo:orphans="0" fo:widows="0" fo:hyphenation-ladder-count="no-limit" fo:text-indent="0in" style:auto-text-indent="false" style:page-number="auto"/>
      <style:text-properties style:font-name="Cambria" fo:font-size="14pt" fo:font-weight="bold" officeooo:paragraph-rsid="002864cf" style:font-size-asian="14pt" style:font-weight-asian="bold" style:font-name-complex="Arial1" style:font-size-complex="14pt" fo:hyphenate="true" fo:hyphenation-remain-char-count="2" fo:hyphenation-push-char-count="2"/>
    </style:style>
    <style:style style:name="P26" style:family="paragraph" style:parent-style-name="Standard">
      <style:paragraph-properties fo:margin-left="0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style:font-size-asian="10pt" style:font-name-complex="Arial1" style:font-size-complex="10pt" fo:hyphenate="true" fo:hyphenation-remain-char-count="2" fo:hyphenation-push-char-count="2"/>
    </style:style>
    <style:style style:name="P27" style:family="paragraph" style:parent-style-name="Standard">
      <style:paragraph-properties fo:margin-left="-0.25in" fo:margin-right="-0.5in" fo:margin-top="0in" fo:margin-bottom="0in" loext:contextual-spacing="true" fo:line-height="100%" fo:orphans="0" fo:widows="0" fo:hyphenation-ladder-count="no-limit" fo:text-indent="0in" style:auto-text-indent="false"/>
      <style:text-properties fo:hyphenate="true" fo:hyphenation-remain-char-count="2" fo:hyphenation-push-char-count="2"/>
    </style:style>
    <style:style style:name="P28" style:family="paragraph" style:parent-style-name="Standard">
      <style:paragraph-properties fo:margin-left="-0.2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style:font-size-asian="10pt" style:font-weight-asian="bold" style:font-name-complex="Arial1" style:font-size-complex="10pt" fo:hyphenate="true" fo:hyphenation-remain-char-count="2" fo:hyphenation-push-char-count="2"/>
    </style:style>
    <style:style style:name="P29" style:family="paragraph" style:parent-style-name="List_20_Paragraph">
      <style:paragraph-properties fo:margin-left="-0.2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style:font-size-asian="10pt" style:font-weight-asian="bold" style:font-name-complex="Arial1" style:font-size-complex="10pt" fo:hyphenate="true" fo:hyphenation-remain-char-count="2" fo:hyphenation-push-char-count="2"/>
    </style:style>
    <style:style style:name="P30" style:family="paragraph" style:parent-style-name="List_20_Paragraph">
      <style:paragraph-properties fo:margin-left="-0.2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officeooo:paragraph-rsid="0028eea5" style:font-size-asian="10pt" style:font-weight-asian="bold" style:font-name-complex="Arial1" style:font-size-complex="10pt" fo:hyphenate="true" fo:hyphenation-remain-char-count="2" fo:hyphenation-push-char-count="2"/>
    </style:style>
    <style:style style:name="P31" style:family="paragraph" style:parent-style-name="List_20_Paragraph">
      <style:paragraph-properties fo:margin-left="-0.2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officeooo:rsid="0001c8c4" officeooo:paragraph-rsid="002864cf" style:font-size-asian="10pt" style:font-name-complex="Arial1" style:font-size-complex="10pt" fo:hyphenate="true" fo:hyphenation-remain-char-count="2" fo:hyphenation-push-char-count="2"/>
    </style:style>
    <style:style style:name="P32" style:family="paragraph" style:parent-style-name="List_20_Paragraph">
      <style:paragraph-properties fo:margin-left="-0.2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normal" officeooo:paragraph-rsid="002864cf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33" style:family="paragraph" style:parent-style-name="List_20_Paragraph">
      <style:paragraph-properties fo:margin-left="-0.25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style:writing-mode="lr-tb"/>
      <style:text-properties officeooo:rsid="0001c8c4" officeooo:paragraph-rsid="002bc454" fo:hyphenate="true" fo:hyphenation-remain-char-count="2" fo:hyphenation-push-char-count="2"/>
    </style:style>
    <style:style style:name="P34" style:family="paragraph" style:parent-style-name="List_20_Paragraph">
      <style:paragraph-properties fo:margin-left="0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style:writing-mode="lr-tb"/>
      <style:text-properties style:font-name="Cambria" fo:font-size="10pt" fo:font-weight="normal" officeooo:rsid="0008ef07" officeooo:paragraph-rsid="002bc454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35" style:family="paragraph" style:parent-style-name="List_20_Paragraph">
      <style:paragraph-properties fo:margin-left="0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style:writing-mode="lr-tb"/>
      <style:text-properties style:font-name="Cambria" fo:font-size="10pt" fo:font-weight="normal" officeooo:rsid="00054ba7" officeooo:paragraph-rsid="002bc454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36" style:family="paragraph" style:parent-style-name="List_20_Paragraph">
      <style:paragraph-properties fo:margin-left="0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style:writing-mode="lr-tb"/>
      <style:text-properties style:font-name="Cambria" fo:font-size="10pt" fo:font-weight="normal" officeooo:rsid="0001c8c4" officeooo:paragraph-rsid="002bc454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37" style:family="paragraph" style:parent-style-name="List_20_Paragraph" style:master-page-name="">
      <style:paragraph-properties fo:margin-left="0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style:page-number="auto" style:writing-mode="lr-tb"/>
      <style:text-properties style:font-name="Cambria" fo:font-size="10pt" fo:font-weight="normal" officeooo:rsid="00054ba7" officeooo:paragraph-rsid="002bc454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38" style:family="paragraph" style:parent-style-name="List_20_Paragraph" style:master-page-name="">
      <style:paragraph-properties fo:margin-left="0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style:page-number="auto" style:writing-mode="lr-tb"/>
      <style:text-properties style:font-name="Cambria" fo:font-size="10pt" fo:font-weight="normal" officeooo:rsid="0001c8c4" officeooo:paragraph-rsid="002bc454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39" style:family="paragraph" style:parent-style-name="List_20_Paragraph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officeooo:paragraph-rsid="002a72e7" style:font-size-asian="10pt" style:font-weight-asian="bold" style:font-name-complex="Arial1" style:font-size-complex="10pt" fo:hyphenate="true" fo:hyphenation-remain-char-count="2" fo:hyphenation-push-char-count="2"/>
    </style:style>
    <style:style style:name="P40" style:family="paragraph" style:parent-style-name="List_20_Paragraph">
      <style:paragraph-properties fo:margin-left="-0.5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/>
      <style:text-properties style:font-name="Cambria" fo:font-size="10pt" fo:font-weight="bold" officeooo:paragraph-rsid="002a72e7" style:font-size-asian="10pt" style:font-weight-asian="bold" style:font-name-complex="Arial1" style:font-size-complex="10pt" fo:hyphenate="true" fo:hyphenation-remain-char-count="2" fo:hyphenation-push-char-count="2"/>
    </style:style>
    <style:style style:name="T1" style:family="text">
      <style:text-properties style:font-name="Cambria" style:font-name-complex="Arial1"/>
    </style:style>
    <style:style style:name="T2" style:family="text">
      <style:text-properties style:font-name="Cambria" fo:font-size="10pt" style:font-size-asian="10pt" style:font-name-complex="Arial1" style:font-size-complex="10pt"/>
    </style:style>
    <style:style style:name="T3" style:family="text">
      <style:text-properties style:font-name="Cambria" fo:font-size="10pt" fo:font-weight="bold" style:font-size-asian="10pt" style:font-weight-asian="bold" style:font-name-complex="Arial1" style:font-size-complex="10pt"/>
    </style:style>
    <style:style style:name="T4" style:family="text">
      <style:text-properties style:font-name="Cambria" fo:font-size="10pt" fo:font-weight="bold" style:font-size-asian="10pt" style:font-weight-asian="bold" style:font-name-complex="Arial1" style:font-size-complex="10pt" style:font-weight-complex="normal"/>
    </style:style>
    <style:style style:name="T5" style:family="text">
      <style:text-properties style:font-name="Cambria" fo:font-size="10pt" fo:font-weight="normal" style:font-size-asian="10pt" style:font-weight-asian="normal" style:font-name-complex="Arial1" style:font-size-complex="10pt" style:font-weight-complex="normal"/>
    </style:style>
    <style:style style:name="T6" style:family="text">
      <style:text-properties style:font-name="Cambria" fo:font-size="10pt" fo:font-weight="normal" officeooo:rsid="0009dc77" style:font-size-asian="10pt" style:font-weight-asian="normal" style:font-name-complex="Arial1" style:font-size-complex="10pt" style:font-weight-complex="normal"/>
    </style:style>
    <style:style style:name="T7" style:family="text">
      <style:text-properties style:font-name="Cambria" fo:font-size="10pt" fo:font-weight="normal" officeooo:rsid="00059447" style:font-size-asian="10pt" style:font-weight-asian="normal" style:font-name-complex="Arial1" style:font-size-complex="10pt" style:font-weight-complex="normal"/>
    </style:style>
    <style:style style:name="T8" style:family="text">
      <style:text-properties style:font-name="Cambria" fo:font-size="10pt" fo:font-weight="normal" officeooo:rsid="00054ba7" style:font-size-asian="10pt" style:font-weight-asian="normal" style:font-name-complex="Arial1" style:font-size-complex="10pt" style:font-weight-complex="normal"/>
    </style:style>
    <style:style style:name="T9" style:family="text">
      <style:text-properties fo:font-weight="normal" officeooo:rsid="00054ba7" style:font-weight-asian="normal" style:font-weight-complex="normal"/>
    </style:style>
    <style:style style:name="T10" style:family="text">
      <style:text-properties fo:font-weight="normal" officeooo:rsid="0008ef07" style:font-weight-asian="normal" style:font-weight-complex="normal"/>
    </style:style>
    <style:style style:name="T11" style:family="text">
      <style:text-properties fo:font-weight="normal" officeooo:rsid="000d3417" style:font-weight-asian="normal" style:font-weight-complex="normal"/>
    </style:style>
    <style:style style:name="T12" style:family="text">
      <style:text-properties fo:font-weight="normal" officeooo:rsid="000fdfd3" style:font-weight-asian="normal" style:font-weight-complex="normal"/>
    </style:style>
    <style:style style:name="T13" style:family="text">
      <style:text-properties fo:font-weight="normal" officeooo:rsid="00111522" style:font-weight-asian="normal" style:font-weight-complex="normal"/>
    </style:style>
    <style:style style:name="T14" style:family="text">
      <style:text-properties fo:font-weight="normal" officeooo:rsid="001316c8" style:font-weight-asian="normal" style:font-weight-complex="normal"/>
    </style:style>
    <style:style style:name="T15" style:family="text">
      <style:text-properties fo:font-weight="normal" officeooo:rsid="0015676c" style:font-weight-asian="normal" style:font-weight-complex="normal"/>
    </style:style>
    <style:style style:name="T16" style:family="text">
      <style:text-properties fo:font-weight="normal" officeooo:rsid="001b98a5" style:font-weight-asian="normal" style:font-weight-complex="normal"/>
    </style:style>
    <style:style style:name="T17" style:family="text">
      <style:text-properties fo:font-weight="normal" officeooo:rsid="001bf6a1" style:font-weight-asian="normal" style:font-weight-complex="normal"/>
    </style:style>
    <style:style style:name="T18" style:family="text">
      <style:text-properties fo:font-weight="normal" officeooo:rsid="002a72e7" style:font-weight-asian="normal" style:font-weight-complex="normal"/>
    </style:style>
    <style:style style:name="T19" style:family="text">
      <style:text-properties fo:font-weight="normal" officeooo:rsid="001cf2b3" style:font-weight-asian="normal" style:font-weight-complex="normal"/>
    </style:style>
    <style:style style:name="T20" style:family="text">
      <style:text-properties fo:font-weight="normal" officeooo:rsid="001e8729" style:font-weight-asian="normal" style:font-weight-complex="normal"/>
    </style:style>
    <style:style style:name="T21" style:family="text">
      <style:text-properties fo:font-weight="normal" officeooo:rsid="001dc3bb" style:font-weight-asian="normal" style:font-weight-complex="normal"/>
    </style:style>
    <style:style style:name="T22" style:family="text">
      <style:text-properties fo:font-weight="normal" officeooo:rsid="002d6c3d" style:font-weight-asian="normal" style:font-weight-complex="normal"/>
    </style:style>
    <style:style style:name="T23" style:family="text">
      <style:text-properties officeooo:rsid="00054ba7" style:font-weight-complex="bold"/>
    </style:style>
    <style:style style:name="T24" style:family="text">
      <style:text-properties officeooo:rsid="0008ef07" style:font-weight-complex="bold"/>
    </style:style>
    <style:style style:name="T25" style:family="text">
      <style:text-properties officeooo:rsid="000fdfd3" style:font-weight-complex="bold"/>
    </style:style>
    <style:style style:name="T26" style:family="text">
      <style:text-properties officeooo:rsid="001316c8" style:font-weight-complex="bold"/>
    </style:style>
    <style:style style:name="T27" style:family="text">
      <style:text-properties officeooo:rsid="0007c3aa"/>
    </style:style>
    <style:style style:name="T28" style:family="text">
      <style:text-properties officeooo:rsid="0008ef07"/>
    </style:style>
    <style:style style:name="T29" style:family="text">
      <style:text-properties officeooo:rsid="001316c8"/>
    </style:style>
    <style:style style:name="T30" style:family="text">
      <style:text-properties fo:color="#ffffff"/>
    </style:style>
    <style:style style:name="T31" style:family="text">
      <style:text-properties fo:color="#ffffff" officeooo:rsid="001aee67"/>
    </style:style>
    <style:style style:name="T32" style:family="text">
      <style:text-properties fo:color="#ffffff" officeooo:rsid="001aee67" style:font-size-asian="8.75pt"/>
    </style:style>
    <style:style style:name="T33" style:family="text">
      <style:text-properties fo:color="#ffffff" officeooo:rsid="001c0c13" style:font-size-asian="10pt" style:font-weight-asian="bold" style:font-name-complex="Arial1" style:font-size-complex="10pt"/>
    </style:style>
    <style:style style:name="T34" style:family="text">
      <style:text-properties fo:color="#ffffff" fo:font-size="6pt" officeooo:rsid="001c0c13" style:font-size-asian="6pt" style:font-weight-asian="bold" style:font-name-complex="Arial1" style:font-size-complex="6pt"/>
    </style:style>
    <style:style style:name="T35" style:family="text">
      <style:text-properties officeooo:rsid="0015676c"/>
    </style:style>
    <style:style style:name="T36" style:family="text">
      <style:text-properties officeooo:rsid="00186c25"/>
    </style:style>
    <style:style style:name="T37" style:family="text">
      <style:text-properties officeooo:rsid="0016d739"/>
    </style:style>
    <style:style style:name="T38" style:family="text">
      <style:text-properties officeooo:rsid="001987f2"/>
    </style:style>
    <style:style style:name="T39" style:family="text">
      <style:text-properties fo:font-variant="normal" fo:text-transform="none" fo:color="#ffffff" style:font-name="proxima-nova" fo:font-size="6pt" fo:letter-spacing="normal" fo:font-style="normal" fo:font-weight="normal" officeooo:rsid="001c0c13" style:font-size-asian="6pt" style:font-size-complex="6pt"/>
    </style:style>
    <style:style style:name="T40" style:family="text">
      <style:text-properties fo:font-variant="normal" fo:text-transform="none" fo:color="#ffffff" style:font-name="proxima-nova" fo:font-size="6pt" fo:letter-spacing="normal" fo:font-style="normal" fo:font-weight="normal" officeooo:rsid="001c0c13" style:font-size-asian="6pt" style:font-weight-asian="bold" style:font-name-complex="Arial1" style:font-size-complex="6pt"/>
    </style:style>
    <style:style style:name="T41" style:family="text">
      <style:text-properties fo:font-variant="normal" fo:text-transform="none" fo:color="#ffffff" style:font-name="proxima-nova" fo:font-size="6pt" fo:letter-spacing="normal" fo:font-style="normal" fo:font-weight="normal" officeooo:rsid="002384d2" style:font-size-asian="6pt" style:font-weight-asian="bold" style:font-name-complex="Arial1" style:font-size-complex="6pt"/>
    </style:style>
    <style:style style:name="T42" style:family="text">
      <style:text-properties style:font-size-asian="10pt" style:font-weight-asian="bold" style:font-name-complex="Arial1" style:font-size-complex="10pt"/>
    </style:style>
    <style:style style:name="T43" style:family="text">
      <style:text-properties officeooo:rsid="00258b33"/>
    </style:style>
    <style:style style:name="T44" style:family="text">
      <style:text-properties officeooo:rsid="00267052"/>
    </style:style>
    <style:style style:name="T45" style:family="text">
      <style:text-properties officeooo:rsid="0019e709"/>
    </style:style>
    <style:style style:name="T46" style:family="text">
      <style:text-properties officeooo:rsid="002a72e7"/>
    </style:style>
    <style:style style:name="T47" style:family="text">
      <style:text-properties officeooo:rsid="001bf6a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Joshua Branson</text:p>
      <text:p text:style-name="P24"><text:span text:style-name="T1">(</text:span><text:span text:style-name="T2">765) 366-6279 </text:span></text:p>
      <text:p text:style-name="P18">bransoj@hotmail.com</text:p>
      <text:p text:style-name="P21">http://<text:span text:style-name="T43">jbranso.me</text:span></text:p>
      <text:p text:style-name="P22">http://www.github.com/jbranso</text:p>
      <text:p text:style-name="P19"><text:span text:style-name="T43">1116 Brown Street</text:span>, <text:span text:style-name="T43">Lafayette</text:span>, IN 4790<text:span text:style-name="T44">4</text:span></text:p>
      <text:p text:style-name="P3">EDUCATION <text:span text:style-name="T31">Clojure Zend symfony codeigniter akelos Perl django pylons ajax less sass</text:span><text:span text:style-name="T30"> </text:span><text:s text:c="31"/></text:p>
      <text:p text:style-name="P1"><text:span text:style-name="T2"><text:tab/> <text:s text:c="4"/></text:span><text:span text:style-name="T3">Purdue University, Bachelor of Arts, Philosophy <text:s/></text:span><text:span text:style-name="T5"><text:s text:c="31"/></text:span><text:span text:style-name="T6">August 2010-December 2014</text:span><text:span text:style-name="T4"> <text:s text:c="8"/></text:span></text:p>
      <text:p text:style-name="P2"/>
      <text:p text:style-name="P4">SKILLS <text:span text:style-name="T32">Angular Meteor WordPress Java Python Ruby Rails C# ASP.NET CakePHP joomla</text:span></text:p>
      <text:p text:style-name="P17">GNU/Linux</text:p>
      <text:p text:style-name="P32"><text:span text:style-name="T45"><text:tab/>Adapt and maintain Arch Linux on my personal computer<text:tab/></text:span></text:p>
      <text:p text:style-name="P32"><text:span text:style-name="T45"><text:tab/>Customized and programmed Emacs to suite my programming workflow</text:span></text:p>
      <text:p text:style-name="P32"><text:span text:style-name="T45"><text:tab/>Scripted the</text:span> awesome window manager <text:span text:style-name="T45">to mimic a desktop environment</text:span></text:p>
      <text:p text:style-name="P31"/>
      <text:p text:style-name="P17">Programming</text:p>
      <text:p text:style-name="P30"><text:tab/><text:span text:style-name="T16">Built a macro nutrient dietary meal planner with PHP and MySQL</text:span></text:p>
      <text:p text:style-name="P30"><text:span text:style-name="T16"><text:tab/></text:span><text:span text:style-name="T17">Created several mobile responsive websites with Twitter's Bootstrap</text:span></text:p>
      <text:p text:style-name="P30"><text:span text:style-name="T17"><text:tab/>Designed webpages in spare time</text:span></text:p>
      <text:p text:style-name="P16"/>
      <text:p text:style-name="P6"><text:span text:style-name="T42">RELEVANT EXPERIENCE </text:span><text:span text:style-name="T34">memcached </text:span><text:span text:style-name="T39">Chrome Inspector Firebug and IE Developer Tools <text:s/></text:span><text:span text:style-name="T40">HTML5 CSS3 Backbone .JS HCI Adobe Photoshop </text:span><text:span text:style-name="T41">GIMP</text:span><text:span text:style-name="T33">boo</text:span></text:p>
      <text:p text:style-name="P5"><text:s text:c="6"/><text:span text:style-name="T35">Installed a Wordpress Site</text:span><text:span text:style-name="T15"> <text:s text:c="99"/>April 2015</text:span></text:p>
      <text:p text:style-name="P13"><text:tab/><text:tab/><text:tab/> <text:tab/>Configured Apache, PHP, and MySQL <text:span text:style-name="T37">prior to the install</text:span></text:p>
      <text:p text:style-name="P13"><text:tab/><text:tab/> <text:s text:c="10"/><text:span text:style-name="T37">Customized the appearance of the Wordpress site</text:span></text:p>
      <text:p text:style-name="P12"><text:s text:c="11"/><text:span text:style-name="T38">Created pages and added a widget</text:span></text:p>
      <text:p text:style-name="P12"><text:tab/> <text:s text:c="10"/><text:span text:style-name="T36">http://jbranso.me</text:span></text:p>
      <text:p text:style-name="P5"><text:s text:c="4"/><text:span text:style-name="T29">Created</text:span><text:span text:style-name="T26"> a Demo HTML5 Virtual Piano <text:s text:c="73"/></text:span><text:span text:style-name="T14">March 2015</text:span></text:p>
      <text:p text:style-name="P10"><text:s text:c="11"/>Researched the pixi.js rendering library to build the game</text:p>
      <text:p text:style-name="P10"><text:s text:c="11"/>Created callback functions to deal with user input</text:p>
      <text:p text:style-name="P10"><text:s text:c="11"/>Used the HTML5 audio API to play <text:span text:style-name="T46">musical </text:span>sound<text:span text:style-name="T46">s</text:span></text:p>
      <text:p text:style-name="P11"><text:s text:c="11"/>http://jbranso.me/piano/</text:p>
      <text:p text:style-name="P2"><text:s text:c="5"/><text:span text:style-name="T25">Built a </text:span><text:span text:style-name="T26">Demo </text:span><text:span text:style-name="T25">HTML5 Web Game: High Star <text:s text:c="63"/></text:span><text:span text:style-name="T12">March 2015</text:span></text:p>
      <text:p text:style-name="P8"><text:s text:c="11"/>Used javascript and the phaser gaming engine to build a <text:span text:style-name="T29">two-dimensional</text:span> game</text:p>
      <text:p text:style-name="P2"><text:span text:style-name="T12"><text:s text:c="11"/>Devised the game logic to handle collisions, falling and re-spawing </text:span><text:span text:style-name="T13">of </text:span><text:span text:style-name="T12">objects</text:span></text:p>
      <text:p text:style-name="P8"><text:s text:c="11"/>Created the players animation to illustrate his movement</text:p>
      <text:p text:style-name="P9"><text:s text:c="11"/>http://jbranso.me/high-star/</text:p>
      <text:p text:style-name="P2"><text:tab/> <text:s text:c="4"/><text:span text:style-name="T24">Created Online Portfolio Website <text:s text:c="81"/></text:span><text:span text:style-name="T10">May 2014</text:span></text:p>
      <text:p text:style-name="P2"><text:span text:style-name="T24"><text:s text:c="10"/></text:span><text:span text:style-name="T10">Bootstrap was used to build a custom, responsive, and professional online portfolio</text:span></text:p>
      <text:p text:style-name="P7"><text:tab/> <text:s text:c="10"/>Php simplified the process of building each page by organizing page sections into templates</text:p>
      <text:p text:style-name="P2"><text:span text:style-name="T24"><text:tab/><text:tab/><text:tab/> <text:s text:c="9"/></text:span><text:span text:style-name="T11">A</text:span><text:span text:style-name="T10">jax</text:span><text:span text:style-name="T24"> </text:span><text:span text:style-name="T11">decreased page load time after the initial page load by only loading parts of each page</text:span><text:span text:style-name="T10"> <text:s text:c="4"/></text:span></text:p>
      <text:p text:style-name="P20"><text:span text:style-name="T10"><text:tab/> <text:s text:c="10"/></text:span><text:span text:style-name="T18">http://jbranso.me/portfolio/</text:span></text:p>
      <text:p text:style-name="P14"/>
      <text:p text:style-name="P15">WORK EXPERIENCE </text:p>
      <text:p text:style-name="P39"><text:tab/><text:tab/><text:tab/><text:tab/> <text:s text:c="4"/><text:span text:style-name="T47">Web Designer <text:s text:c="96"/></text:span><text:span text:style-name="T17">August 2015-present</text:span></text:p>
      <text:p text:style-name="P40"><text:span text:style-name="T17"><text:tab/><text:tab/> <text:s text:c="10"/>Developed the front-end </text:span><text:span text:style-name="T19">HTML, CSS, and javascript </text:span><text:span text:style-name="T17">code for several mobile responsive websites</text:span></text:p>
      <text:p text:style-name="P40"><text:span text:style-name="T17"><text:tab/> <text:s text:c="10"/>Produced custom modules for use in a content management system</text:span></text:p>
      <text:p text:style-name="P39"><text:span text:style-name="T17"><text:s text:c="11"/>Wrote </text:span><text:span text:style-name="T19">several</text:span><text:span text:style-name="T17"> </text:span><text:span text:style-name="T19">javascript scripts,</text:span><text:span text:style-name="T20"> using</text:span><text:span text:style-name="T21"> jQuery</text:span><text:span text:style-name="T19"> </text:span><text:span text:style-name="T17">to improve the user's journey</text:span></text:p>
      <text:p text:style-name="P23"><text:s text:c="5"/><text:span text:style-name="T27">Web Production Assistant <text:s text:c="24"/></text:span><text:span text:style-name="T23"><text:tab/><text:tab/><text:tab/> <text:s text:c="27"/></text:span><text:span text:style-name="T9">June 2014-</text:span><text:span text:style-name="T22">August 2015</text:span></text:p>
      <text:p text:style-name="P37">Upgraded Website content to use the Twitter Bootstrap web framework</text:p>
      <text:p text:style-name="P35">Built a template course search using MYSQL and PHP <text:span text:style-name="T28">and Bootstrap</text:span></text:p>
      <text:p text:style-name="P35">Created a math captcha to reduce spam accounts</text:p>
      <text:p text:style-name="P34"><text:span text:style-name="T47">soihub.org/about-us.php</text:span></text:p>
      <text:p text:style-name="P33"><text:span text:style-name="T3">Agriculture Information Technology Student Technician <text:s text:c="16"/></text:span><text:span text:style-name="T5">September 2013-</text:span><text:span text:style-name="T7">August </text:span><text:span text:style-name="T8">2014</text:span></text:p>
      <text:p text:style-name="P38">Imaged PCs and Laptops with Windows 7 and Mac OSX</text:p>
      <text:p text:style-name="P36">Installed drivers that were not properly installed</text:p>
      <text:p text:style-name="P36"><text:span text:style-name="T47">Used Active Directory to create and delete user accoun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roxima-nova" svg:font-family="proxima-nova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imes New Roman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vertical-align="baseline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fo:font-weight="bold" style:font-name-asian="Calibri1" style:font-family-asian="Calibri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Cambria" style:font-family-generic="roman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Cambria" style:font-family-generic="roman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Cambria" style:font-family-generic="roman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in" fo:margin-bottom="1in" fo:margin-left="1in" fo:margin-right="1in" style:writing-mode="lr-tb" style:layout-grid-color="#c0c0c0" style:layout-grid-lines="2336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Hart</meta:initial-creator>
    <meta:editing-cycles>49</meta:editing-cycles>
    <meta:creation-date>2013-08-30T15:40:00</meta:creation-date>
    <dc:date>2015-11-21T08:53:24.380361012</dc:date>
    <meta:editing-duration>PT2H51M24S</meta:editing-duration>
    <meta:generator>LibreOffice/5.0.3.2$Linux_X86_64 LibreOffice_project/00m0$Build-2</meta:generator>
    <meta:document-statistic meta:table-count="0" meta:image-count="0" meta:object-count="0" meta:page-count="1" meta:paragraph-count="52" meta:word-count="385" meta:character-count="3475" meta:non-whitespace-character-count="2318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